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style-name="ce1" office:value-type="string">
            <text:p>BBB</text:p>
          </table:table-cell>
          <table:table-cell table:formula="of:=HEX2DEC([.A1])" office:value-type="float" office:value="3003">
            <text:p>3003</text:p>
          </table:table-cell>
          <table:table-cell table:number-columns-repeated="3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5D</text:p>
          </table:table-cell>
          <table:table-cell table:formula="of:=HEX2DEC([.A2])" office:value-type="float" office:value="2653">
            <text:p>2653</text:p>
          </table:table-cell>
          <table:table-cell table:number-columns-repeated="3"/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B1]+[.B2]" office:value-type="float" office:value="5656">
            <text:p>5656</text:p>
          </table:table-cell>
          <table:table-cell table:style-name="ce1" table:formula="of:=DEC2HEX([.C3])" office:value-type="string" office:string-value="1618">
            <text:p>1618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formula="of:=[.B1]-[.B2]" office:value-type="float" office:value="350">
            <text:p>350</text:p>
          </table:table-cell>
          <table:table-cell table:style-name="ce1" table:formula="of:=DEC2HEX([.C5])" office:value-type="string" office:string-value="15E">
            <text:p>15E</text:p>
          </table:table-cell>
          <table:table-cell/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9">
            <text:p>9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DEC2HEX(HEX2DEC([.A18])+HEX2DEC([.B18]))" office:value-type="string" office:string-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formula="of:=DEC2HEX(HEX2DEC([.A19])+HEX2DEC([.B19]))" office:value-type="string" office:string-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formula="of:=DEC2HEX(HEX2DEC([.A20])+HEX2DEC([.B20]))" office:value-type="string" office:string-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DEC2HEX(HEX2DEC([.A21])+HEX2DEC([.B21]))" office:value-type="string" office:string-value="15">
            <text:p>15</text:p>
          </table:table-cell>
          <table:table-cell table:number-columns-repeated="4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13/08/2013</text:date>, <text:time>12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2:02:22.05</meta:creation-date>
    <dc:date>2013-08-13T12:11:51.15</dc:date>
    <meta:editing-duration>PT9M35S</meta:editing-duration>
    <meta:editing-cycles>1</meta:editing-cycles>
    <meta:document-statistic meta:table-count="3" meta:cell-count="52" meta:object-count="0"/>
    <meta:generator>OpenOffice.org/3.4$Win32 OpenOffice.org_project/340m1$Build-9590</meta:generator>
  </office:meta>
</office:document-meta>
</file>